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0.29cm" fo:min-width="0.04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3465a4" draw:marker-start-width="0.509cm" draw:marker-end-width="0.509cm" draw:fill="none" draw:textarea-horizontal-align="justify" draw:textarea-vertical-align="middle" draw:auto-grow-height="false" fo:min-height="0.188cm" fo:min-width="0cm" fo:padding-top="0.176cm" fo:padding-bottom="0.176cm" fo:padding-left="0.301cm" fo:padding-right="0.30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0.762cm" svg:height="0.762cm" svg:x="8.239cm" svg:y="4.683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762cm" svg:height="0.762cm" svg:x="5.064cm" svg:y="6.58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762cm" svg:height="0.762cm" svg:x="9.509cm" svg:y="7.47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762cm" svg:height="0.762cm" svg:x="11.922cm" svg:y="6.461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762cm" svg:height="0.762cm" svg:x="7.223cm" svg:y="8.74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762cm" svg:height="0.762cm" svg:x="5.572cm" svg:y="11.54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762cm" svg:height="0.762cm" svg:x="10.398cm" svg:y="11.28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62cm" svg:y1="8.128cm" svg:x2="12.573cm" svg:y2="6.572cm" draw:start-shape="id1" draw:start-glue-point="7" draw:end-shape="id2" draw:end-glue-point="11" svg:d="M9620 8128l2953-1556" svg:viewBox="0 0 2954 1557">
          <text:p/>
        </draw:connector>
        <draw:connector draw:style-name="gr3" draw:text-style-name="P2" draw:layer="layout" draw:type="line" svg:x1="9.89cm" svg:y1="8.239cm" svg:x2="11.049cm" svg:y2="11.398cm" draw:start-shape="id1" draw:start-glue-point="8" draw:end-shape="id3" draw:end-glue-point="11" svg:d="M9890 8239l1159 3159" svg:viewBox="0 0 1160 3160">
          <text:p/>
        </draw:connector>
        <draw:connector draw:style-name="gr3" draw:text-style-name="P2" draw:layer="layout" draw:type="line" svg:x1="9.62cm" svg:y1="7.588cm" svg:x2="9.001cm" svg:y2="5.064cm" draw:start-shape="id1" draw:start-glue-point="5" draw:end-shape="id4" draw:end-glue-point="10" svg:d="M9620 7588l-619-2524" svg:viewBox="0 0 620 2525">
          <text:p/>
        </draw:connector>
        <draw:connector draw:style-name="gr3" draw:text-style-name="P2" draw:layer="layout" draw:type="line" svg:x1="8.89cm" svg:y1="5.334cm" svg:x2="12.033cm" svg:y2="6.572cm" draw:start-shape="id4" draw:start-glue-point="9" draw:end-shape="id2" draw:end-glue-point="5" svg:d="M8890 5334l3143 1238" svg:viewBox="0 0 3144 1239">
          <text:p/>
        </draw:connector>
        <draw:connector draw:style-name="gr3" draw:text-style-name="P2" draw:layer="layout" draw:type="line" svg:x1="11.922cm" svg:y1="6.842cm" svg:x2="5.826cm" svg:y2="6.969cm" draw:start-shape="id2" draw:start-glue-point="6" draw:end-shape="id5" draw:end-glue-point="10" svg:d="M11922 6842l-6096 127" svg:viewBox="0 0 6097 128">
          <text:p/>
        </draw:connector>
        <draw:connector draw:style-name="gr3" draw:text-style-name="P2" draw:layer="layout" draw:type="line" svg:x1="8.35cm" svg:y1="5.334cm" svg:x2="5.715cm" svg:y2="6.699cm" draw:start-shape="id4" draw:start-glue-point="7" draw:end-shape="id5" draw:end-glue-point="11" svg:d="M8350 5334l-2635 1365" svg:viewBox="0 0 2636 1366">
          <text:p/>
        </draw:connector>
        <draw:connector draw:style-name="gr4" draw:text-style-name="P2" draw:layer="layout" draw:type="line" svg:x1="8.62cm" svg:y1="5.445cm" svg:x2="5.953cm" svg:y2="11.541cm" draw:start-shape="id4" draw:start-glue-point="8" draw:end-shape="id6" draw:end-glue-point="4" svg:d="M8620 5445l-2667 6096" svg:viewBox="0 0 2668 6097">
          <text:p/>
        </draw:connector>
        <draw:connector draw:style-name="gr3" draw:text-style-name="P2" draw:layer="layout" draw:type="line" svg:x1="5.445cm" svg:y1="7.35cm" svg:x2="5.683cm" svg:y2="11.652cm" draw:start-shape="id5" draw:start-glue-point="8" draw:end-shape="id6" draw:end-glue-point="5" svg:d="M5445 7350l238 4302" svg:viewBox="0 0 239 4303">
          <text:p/>
        </draw:connector>
        <draw:connector draw:style-name="gr3" draw:text-style-name="P2" draw:layer="layout" draw:type="line" svg:x1="6.334cm" svg:y1="11.922cm" svg:x2="7.223cm" svg:y2="9.128cm" draw:start-shape="id6" draw:start-glue-point="10" draw:end-shape="id7" draw:end-glue-point="6" svg:d="M6334 11922l889-2794" svg:viewBox="0 0 890 2795">
          <text:p/>
        </draw:connector>
        <draw:connector draw:style-name="gr3" draw:text-style-name="P2" draw:layer="layout" draw:type="line" svg:x1="6.223cm" svg:y1="12.192cm" svg:x2="10.398cm" svg:y2="11.668cm" draw:start-shape="id6" draw:start-glue-point="9" draw:end-shape="id3" draw:end-glue-point="6" svg:d="M6223 12192l4175-524" svg:viewBox="0 0 4176 525">
          <text:p/>
        </draw:connector>
        <draw:connector draw:style-name="gr3" draw:text-style-name="P2" draw:layer="layout" draw:type="line" svg:x1="7.334cm" svg:y1="8.858cm" svg:x2="5.715cm" svg:y2="7.239cm" draw:start-shape="id7" draw:start-glue-point="5" draw:end-shape="id5" draw:end-glue-point="9" svg:d="M7334 8858l-1619-1619" svg:viewBox="0 0 1620 1620">
          <text:p/>
        </draw:connector>
        <draw:connector draw:style-name="gr3" draw:text-style-name="P2" draw:layer="layout" draw:type="line" svg:x1="7.874cm" svg:y1="9.398cm" svg:x2="10.509cm" svg:y2="11.398cm" draw:start-shape="id7" draw:start-glue-point="9" draw:end-shape="id3" draw:end-glue-point="5" svg:d="M7874 9398l2635 2000" svg:viewBox="0 0 2636 2001">
          <text:p/>
        </draw:connector>
        <draw:connector draw:style-name="gr3" draw:text-style-name="P2" draw:layer="layout" draw:type="line" svg:x1="12.033cm" svg:y1="7.112cm" svg:x2="6.223cm" svg:y2="11.652cm" draw:start-shape="id2" draw:start-glue-point="7" draw:end-shape="id6" draw:end-glue-point="11" svg:d="M12033 7112l-5810 4540" svg:viewBox="0 0 5811 4541">
          <text:p/>
        </draw:connector>
        <draw:connector draw:style-name="gr3" draw:text-style-name="P2" draw:layer="layout" draw:type="curve" svg:x1="5.175cm" svg:y1="7.239cm" svg:x2="10.509cm" svg:y2="11.938cm" draw:start-shape="id5" draw:start-glue-point="7" draw:end-shape="id3" draw:end-glue-point="7" svg:d="M5175 7239c0 3133 1778 4699 5334 4699" svg:viewBox="0 0 5335 4700">
          <text:p/>
        </draw:connector>
        <draw:connector draw:style-name="gr3" draw:text-style-name="P2" draw:layer="layout" draw:type="line" svg:x1="12.303cm" svg:y1="7.223cm" svg:x2="10.779cm" svg:y2="11.287cm" draw:start-shape="id2" draw:start-glue-point="8" draw:end-shape="id3" draw:end-glue-point="4" svg:d="M12303 7223l-1524 4064" svg:viewBox="0 0 1525 4065">
          <text:p/>
        </draw:connector>
        <draw:custom-shape draw:style-name="gr2" draw:text-style-name="P2" xml:id="id10" draw:id="id10" draw:layer="layout" svg:width="0.762cm" svg:height="0.762cm" svg:x="8.24cm" svg:y="16.08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762cm" svg:height="0.762cm" svg:x="5.065cm" svg:y="17.98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762cm" svg:height="0.762cm" svg:x="9.51cm" svg:y="18.87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762cm" svg:height="0.762cm" svg:x="11.923cm" svg:y="17.862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762cm" svg:height="0.762cm" svg:x="7.224cm" svg:y="20.14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762cm" svg:height="0.762cm" svg:x="5.573cm" svg:y="22.94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762cm" svg:height="0.762cm" svg:x="10.399cm" svg:y="22.688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891cm" svg:y1="19.64cm" svg:x2="11.05cm" svg:y2="22.799cm" draw:start-shape="id8" draw:start-glue-point="8" draw:end-shape="id9" draw:end-glue-point="11" svg:d="M9891 19640l1159 3159" svg:viewBox="0 0 1160 3160">
          <text:p/>
        </draw:connector>
        <draw:connector draw:style-name="gr3" draw:text-style-name="P2" draw:layer="layout" draw:type="line" svg:x1="9.621cm" svg:y1="18.989cm" svg:x2="9.002cm" svg:y2="16.465cm" draw:start-shape="id8" draw:start-glue-point="5" draw:end-shape="id10" draw:end-glue-point="10" svg:d="M9621 18989l-619-2524" svg:viewBox="0 0 620 2525">
          <text:p/>
        </draw:connector>
        <draw:connector draw:style-name="gr3" draw:text-style-name="P2" draw:layer="layout" draw:type="line" svg:x1="8.891cm" svg:y1="16.735cm" svg:x2="12.034cm" svg:y2="17.973cm" draw:start-shape="id10" draw:start-glue-point="9" draw:end-shape="id11" draw:end-glue-point="5" svg:d="M8891 16735l3143 1238" svg:viewBox="0 0 3144 1239">
          <text:p/>
        </draw:connector>
        <draw:connector draw:style-name="gr3" draw:text-style-name="P2" draw:layer="layout" draw:type="line" svg:x1="11.923cm" svg:y1="18.243cm" svg:x2="5.827cm" svg:y2="18.37cm" draw:start-shape="id11" draw:start-glue-point="6" draw:end-shape="id12" draw:end-glue-point="10" svg:d="M11923 18243l-6096 127" svg:viewBox="0 0 6097 128">
          <text:p/>
        </draw:connector>
        <draw:connector draw:style-name="gr3" draw:text-style-name="P2" draw:layer="layout" draw:type="line" svg:x1="8.351cm" svg:y1="16.735cm" svg:x2="5.716cm" svg:y2="18.1cm" draw:start-shape="id10" draw:start-glue-point="7" draw:end-shape="id12" draw:end-glue-point="11" svg:d="M8351 16735l-2635 1365" svg:viewBox="0 0 2636 1366">
          <text:p/>
        </draw:connector>
        <draw:connector draw:style-name="gr4" draw:text-style-name="P2" draw:layer="layout" draw:type="line" svg:x1="8.621cm" svg:y1="16.846cm" svg:x2="5.954cm" svg:y2="22.942cm" draw:start-shape="id10" draw:start-glue-point="8" draw:end-shape="id13" draw:end-glue-point="4" svg:d="M8621 16846l-2667 6096" svg:viewBox="0 0 2668 6097">
          <text:p/>
        </draw:connector>
        <draw:connector draw:style-name="gr3" draw:text-style-name="P2" draw:layer="layout" draw:type="line" svg:x1="5.446cm" svg:y1="18.751cm" svg:x2="5.684cm" svg:y2="23.053cm" draw:start-shape="id12" draw:start-glue-point="8" draw:end-shape="id13" draw:end-glue-point="5" svg:d="M5446 18751l238 4302" svg:viewBox="0 0 239 4303">
          <text:p/>
        </draw:connector>
        <draw:connector draw:style-name="gr3" draw:text-style-name="P2" draw:layer="layout" draw:type="line" svg:x1="6.224cm" svg:y1="23.593cm" svg:x2="10.399cm" svg:y2="23.069cm" draw:start-shape="id13" draw:start-glue-point="9" draw:end-shape="id9" draw:end-glue-point="6" svg:d="M6224 23593l4175-524" svg:viewBox="0 0 4176 525">
          <text:p/>
        </draw:connector>
        <draw:connector draw:style-name="gr3" draw:text-style-name="P2" draw:layer="layout" draw:type="line" svg:x1="7.335cm" svg:y1="20.259cm" svg:x2="5.716cm" svg:y2="18.64cm" draw:start-shape="id14" draw:start-glue-point="5" draw:end-shape="id12" draw:end-glue-point="9" svg:d="M7335 20259l-1619-1619" svg:viewBox="0 0 1620 1620">
          <text:p/>
        </draw:connector>
        <draw:connector draw:style-name="gr3" draw:text-style-name="P2" draw:layer="layout" draw:type="line" svg:x1="7.875cm" svg:y1="20.799cm" svg:x2="10.51cm" svg:y2="22.799cm" draw:start-shape="id14" draw:start-glue-point="9" draw:end-shape="id9" draw:end-glue-point="5" svg:d="M7875 20799l2635 2000" svg:viewBox="0 0 2636 2001">
          <text:p/>
        </draw:connector>
        <draw:connector draw:style-name="gr3" draw:text-style-name="P2" draw:layer="layout" draw:type="line" svg:x1="12.034cm" svg:y1="18.513cm" svg:x2="6.224cm" svg:y2="23.053cm" draw:start-shape="id11" draw:start-glue-point="7" draw:end-shape="id13" draw:end-glue-point="11" svg:d="M12034 18513l-5810 4540" svg:viewBox="0 0 5811 4541">
          <text:p/>
        </draw:connector>
        <draw:connector draw:style-name="gr3" draw:text-style-name="P2" draw:layer="layout" draw:type="line" svg:x1="12.304cm" svg:y1="18.624cm" svg:x2="10.78cm" svg:y2="22.688cm" draw:start-shape="id11" draw:start-glue-point="8" draw:end-shape="id9" draw:end-glue-point="4" svg:d="M12304 18624l-1524 4064" svg:viewBox="0 0 1525 406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15:40:02.343337112</meta:creation-date>
    <dc:date>2018-11-27T16:05:05.543182700</dc:date>
    <meta:editing-duration>PT14M54S</meta:editing-duration>
    <meta:editing-cycles>2</meta:editing-cycles>
    <meta:generator>LibreOffice/6.0.6.2$Linux_X86_64 LibreOffice_project/00m0$Build-2</meta:generator>
    <meta:document-statistic meta:object-count="41"/>
  </office:meta>
</office:document-meta>
</file>